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9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Afghanist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ban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ger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dorr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gol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47">
            <text:p>124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guill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tigua-Barbu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genti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77">
            <text:p>277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ustrali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690">
            <text:p>769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ustr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ham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hrain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nglades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rbad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lgiu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liz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n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rmu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hut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liv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99">
            <text:p>10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tswan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ub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ra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ambia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hana</text:p>
          </table:table-cell>
          <table:table-cell table:number-columns-repeated="2"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ung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d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268">
            <text:p>3268</text:p>
          </table:table-cell>
          <table:table-cell office:value-type="float" office:value="684">
            <text:p>68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iji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ng-Kong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r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48">
            <text:p>1648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raq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srae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tal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lombi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39">
            <text:p>113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l-Salvado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quatorial-Guine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thiop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rena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uatemal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mero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pe-Verde-Islands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yman-Island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ha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4">
            <text:p>12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hi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7">
            <text:p>7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cuad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ab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ait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amaic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ord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uwai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73">
            <text:p>197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cronesia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ongol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6">
            <text:p>156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w-Zealan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man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al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og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nis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976">
            <text:p>997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sta-Ric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o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uth-Kore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pai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5">
            <text:p>50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d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06">
            <text:p>250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atican-Cit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ambi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53">
            <text:p>75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ee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imbabw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ree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orocco</text:p>
          </table:table-cell>
          <table:table-cell table:number-columns-repeated="2" office:value-type="float" office:value="4">
            <text:p>4</text:p>
          </table:table-cell>
          <table:table-cell office:value-type="float" office:value="447">
            <text:p>44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argua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eru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85">
            <text:p>128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uth-Afric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ailan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63">
            <text:p>9363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ng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in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reenlan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uinea</text:p>
          </table:table-cell>
          <table:table-cell table:number-columns-repeated="2" office:value-type="float" office:value="4">
            <text:p>4</text:p>
          </table:table-cell>
          <table:table-cell office:value-type="float" office:value="246">
            <text:p>24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uinea-Bissau</text:p>
          </table:table-cell>
          <table:table-cell table:number-columns-repeated="2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ndur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onac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ortuga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wed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witzer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merican-Samo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raz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512">
            <text:p>8512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ritish-Virgin-Isl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rune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wazi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yr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anzani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45">
            <text:p>9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ong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rinidad-Tobag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val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A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rugua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SS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402">
            <text:p>22402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anuat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enezuel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12">
            <text:p>9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ietn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estern-Samoa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Yugoslav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ai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o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soth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beria</text:p>
          </table:table-cell>
          <table:table-cell table:number-columns-repeated="2"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uritius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ontserra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ozambiq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ur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ow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ig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67">
            <text:p>126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iger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25">
            <text:p>925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th-Kore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th-Yem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wa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ana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apua-New-Guine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hilippin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uerto-Ric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Qat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ow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wan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n-Mari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ulgar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urkina</text:p>
          </table:table-cell>
          <table:table-cell table:number-columns-repeated="2"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urm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urund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ypr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zechoslovak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ero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lklands-Malvin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rench-Guia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ibralta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ua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uya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cela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donesi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157">
            <text:p>1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mpuche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en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iribat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ban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echtenstei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uxembo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agas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aw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ays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i</text:p>
          </table:table-cell>
          <table:table-cell table:number-columns-repeated="2" office:value-type="float" office:value="4">
            <text:p>4</text:p>
          </table:table-cell>
          <table:table-cell office:value-type="float" office:value="1240">
            <text:p>124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uritania</text:p>
          </table:table-cell>
          <table:table-cell table:number-columns-repeated="2" office:value-type="float" office:value="4">
            <text:p>4</text:p>
          </table:table-cell>
          <table:table-cell office:value-type="float" office:value="1031">
            <text:p>10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herland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entral-African-Republ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nmar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jibout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ominic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ominican-Republi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gyp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vory-Coast</text:p>
          </table:table-cell>
          <table:table-cell table:number-columns-repeated="2" office:value-type="float" office:value="4">
            <text:p>4</text:p>
          </table:table-cell>
          <table:table-cell office:value-type="float" office:value="323">
            <text:p>3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icaragu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ychell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ierra-Leone</text:p>
          </table:table-cell>
          <table:table-cell table:number-columns-repeated="2"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ingapore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loman-Islan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ri-Lank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ld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-Hele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-Kitts-Nevi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-Luci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rina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rench-Polynesi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rela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b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60">
            <text:p>17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dive-Island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herlands-Antill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iu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o-To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udi-Arab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negal</text:p>
          </table:table-cell>
          <table:table-cell table:number-columns-repeated="2"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rks-Cocos-Island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morro-Islands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ok-Island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ermany-DD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ermany-F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riana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uth-Yem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-Vince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aiw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S-Virgin-Isl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whit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E1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4">04/12/2009</text:date>, <text:time>11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09-11-26T22:09:18</meta:creation-date>
    <dc:date>2009-12-04T11:18:09</dc:date>
    <dc:creator>root </dc:creator>
    <meta:editing-duration>PT03H14M44S</meta:editing-duration>
    <meta:editing-cycles>9</meta:editing-cycles>
    <meta:generator>OpenOffice.org/3.1$Linux OpenOffice.org_project/310m19$Build-9420</meta:generator>
    <meta:document-statistic meta:table-count="3" meta:cell-count="5952" meta:object-count="0"/>
  </office:meta>
</office:document-meta>
</file>